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fo:line-height="115%" style:text-autospace="none"/>
      <style:text-properties style:font-name="Calibri" fo:font-size="11pt" fo:language="zxx" fo:country="none" style:font-name-asian="Calibri" style:font-size-asian="11pt" style:font-name-complex="Calibri" style:font-size-complex="11pt"/>
    </style:style>
    <style:style style:name="P2" style:family="paragraph" style:parent-style-name="Standard" style:list-style-name="L1">
      <style:paragraph-properties fo:margin-top="0cm" fo:margin-bottom="0.353cm" fo:line-height="115%" style:text-autospace="none"/>
      <style:text-properties style:font-name="Calibri" fo:font-size="11pt" fo:language="zxx" fo:country="none" style:font-name-asian="Calibri" style:font-size-asian="11pt" style:font-name-complex="Calibri" style:font-size-complex="11pt"/>
    </style:style>
    <style:style style:name="P3" style:family="paragraph" style:parent-style-name="Standard" style:list-style-name="L2">
      <style:paragraph-properties fo:margin-top="0cm" fo:margin-bottom="0.353cm" fo:line-height="115%" style:text-autospace="none"/>
      <style:text-properties style:font-name="Calibri" fo:font-size="11pt" fo:language="zxx" fo:country="none" style:font-name-asian="Calibri" style:font-size-asian="11pt" style:font-name-complex="Calibri" style:font-size-complex="11pt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so 1: Identificar las Entidades</text:p>
      <text:list xml:id="list4820701384900982684" text:style-name="L1">
        <text:list-item>
          <text:p text:style-name="P2">Colaboradores (id_colaborador, nombre, apellido, telefono, nombre de usuario, email, contraseña, estado, fecha de registro, avatar)</text:p>
        </text:list-item>
        <text:list-item>
          <text:p text:style-name="P2">Articulos (id_articulo, titulo, resumen, contenido completo, imagen, fecha publicacion, estado(activo o inactivo))</text:p>
        </text:list-item>
        <text:list-item>
          <text:p text:style-name="P2">Categorias (id_categoria, nombre unico, descripcion, imagen, estado)</text:p>
        </text:list-item>
        <text:list-item>
          <text:p text:style-name="P2">Usuarios Publicos (id_comentario, nombre, apellido, nombre de usuario, contraseña, fecha registro, avatar, email)</text:p>
        </text:list-item>
      </text:list>
      <text:p text:style-name="P1"/>
      <text:p text:style-name="P1">Paso 2: Identificar Relaciones</text:p>
      <text:list xml:id="list3402620875092780249" text:style-name="L2">
        <text:list-item>
          <text:p text:style-name="P3">Colaboradores <text:s/>1:M <text:s/><text:span text:style-name="T1">escriben</text:span> <text:s/>1:1 <text:s/>Articulos</text:p>
        </text:list-item>
        <text:list-item>
          <text:p text:style-name="P3">Articulos <text:s text:c="3"/><text:span text:style-name="T1">se diferencian</text:span> <text:s text:c="3"/>Categorias</text:p>
        </text:list-item>
        <text:list-item>
          <text:p text:style-name="P3">Usuarios Publicos <text:s text:c="3"/><text:span text:style-name="T1">comentan</text:span> <text:s text:c="3"/>Articulos</text:p>
        </text:list-item>
      </text:list>
      <text:p text:style-name="P1"/>
      <text:p text:style-name="P1">Paso 3: Diseñar el Diagrama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085cm" fo:margin-right="1.45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oloaga </meta:initial-creator>
    <meta:creation-date>2023-05-21T23:44:31.19</meta:creation-date>
    <dc:date>2023-06-04T10:54:55.20</dc:date>
    <dc:creator>soloaga </dc:creator>
    <meta:editing-duration>PT58S</meta:editing-duration>
    <meta:editing-cycles>2</meta:editing-cycles>
    <meta:generator>OpenOffice/4.1.14$Win32 OpenOffice.org_project/4114m1$Build-9811</meta:generator>
    <meta:document-statistic meta:table-count="0" meta:image-count="0" meta:object-count="0" meta:page-count="1" meta:paragraph-count="10" meta:word-count="81" meta:character-count="650"/>
  </office:meta>
</office:document-meta>
</file>